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Web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table:number-columns-repeated="2"/>
        </table:table-row>
        <table:table-row table:style-name="ro1" table:number-rows-repeated="104847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96:Sheet1.C1048576 Sheet1.C28:Sheet1.C9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5:Sheet1.C9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0:27:35.101802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0T01:41:40.586574995</dc:date>
    <meta:editing-duration>P1DT1H15M44S</meta:editing-duration>
    <meta:editing-cycles>138</meta:editing-cycles>
    <meta:generator>LibreOffice/7.3.1.3$Linux_X86_64 LibreOffice_project/30$Build-3</meta:generator>
    <meta:document-statistic meta:table-count="1" meta:cell-count="398" meta:object-count="0"/>
  </office:meta>
</office:document-meta>
</file>